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67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18.95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 style:data-style-name="N100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6"/>
        <table:table-column table:style-name="co3" table:default-cell-style-name="ce16"/>
        <table:table-column table:style-name="co4" table:default-cell-style-name="ce14"/>
        <table:table-column table:style-name="co5" table:number-columns-repeated="1020" table:default-cell-style-name="ce14"/>
        <table:table-row table:style-name="ro1">
          <table:table-cell table:style-name="ce13" office:value-type="string" calcext:value-type="string">
            <text:p>SCRIPT</text:p>
          </table:table-cell>
          <table:table-cell table:style-name="ce15" office:value-type="string" calcext:value-type="string">
            <text:p>VER</text:p>
          </table:table-cell>
          <table:table-cell table:style-name="ce15" office:value-type="string" calcext:value-type="string">
            <text:p>DATE</text:p>
          </table:table-cell>
          <table:table-cell table:style-name="ce13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ity_display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on-byprod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on-chimney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on-dresser.ls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 December 20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on-fruit_dropper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on-fx_bees.ls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 October 2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on-glasses.ls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 December 20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on-kitchen.ls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3 May 2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on-labeler.ls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0 January 2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on-manure.ls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1 January 2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on-mlp_health.lsl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6 June 2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on-pmac_health.lsl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9 March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on-press.ls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7 January 2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on-sit_health.lsl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6 June 2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on-textures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on-watermill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imal_heaven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imal-59.lsl</text:p>
          </table:table-cell>
          <table:table-cell office:value-type="string" calcext:value-type="string">
            <text:p>5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l.lsl</text:p>
          </table:table-cell>
          <table:table-cell office:value-type="string" calcext:value-type="string">
            <text:p>5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e_hive.lsl</text:p>
          </table:table-cell>
          <table:table-cell office:value-type="string" calcext:value-type="string">
            <text:p>n/a</text:p>
          </table:table-cell>
          <table:table-cell table:style-name="ce17" office:value-type="string" calcext:value-type="string">
            <text:p>obsolete</text:p>
          </table:table-cell>
          <table:table-cell table:style-name="ce16" office:value-type="string" calcext:value-type="string">
            <text:p>Has been deprecated and replaced by insects.ls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ken_coop.lsl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3 February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in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or_selector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s-indicator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erter.lsl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7 February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night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c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y-index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h_comms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rmer.lsl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5 February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eder_grass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der.lsl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 February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.lsl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2 February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shing_giver.lsl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8 February 2022</text:p>
          </table:table-cell>
          <table:table-cell table:style-name="ce18" office:value-type="string" calcext:value-type="string">
            <text:p><text:s/>Note: 5.1 requires OpenSim 0.9.2 or greater. For earlier versions, use script 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ing_rod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y.p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d-main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d-ring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cts.lsl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3 February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guage_plugin.lsl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18 February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ine.lsl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 February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ure_plugin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sh_plugin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dals_display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ssager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ltilingu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c_manager-plugin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heck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tch_fork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t.lsl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 March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g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int-index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ints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_charging_station.lsl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2 March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_controller_log_retriever.lsl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7 November 2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_controller_log.lsl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7 November 2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_controller.lsl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4 March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_eco_generator.lsl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2 March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_generator.lsl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2 March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_lighting_bulb.lsl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14 March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_lighting_switch.lsl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2 March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_mine.lsl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3 February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_outlet.lsl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4 March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_street-light.lsl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1 March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_treadmill.ls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3 February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_water_pump.lsl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3 February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-get_plugin.lsl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7 March 20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-rez_plugin.lsl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6 March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ct.lsl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18 February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intonia_exchange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ource_manager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zzer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nner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reen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pin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us-hud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rage_networked.lsl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6 March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rage_well.lsl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5 February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rage.lsl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5 March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ndial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rface.lsl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 February 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ten_display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hicle.l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ter_pump.lsl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 December 20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ather_plugin.ls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 November 2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linker.lsl</text:p>
          </table:table-cell>
          <table:table-cell table:number-columns-repeated="1023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B8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6T13:38:31.012713868</meta:creation-date>
    <dc:date>2022-09-02T11:43:56.982871979</dc:date>
    <meta:editing-duration>PT8H14M</meta:editing-duration>
    <meta:editing-cycles>42</meta:editing-cycles>
    <meta:generator>LibreOffice/7.3.5.2$Linux_X86_64 LibreOffice_project/30$Build-2</meta:generator>
    <meta:document-statistic meta:table-count="1" meta:cell-count="180" meta:object-count="0"/>
  </office:meta>
</office:document-meta>
</file>